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, 'Times New Roman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, Arial" style:font-family-generic="swiss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style="normal" fo:font-weight="normal"/>
    </style:style>
    <style:style style:name="P3" style:family="paragraph" style:parent-style-name="Standard" style:list-style-name="L1" style:master-page-name="Standard_20__28_user_29_">
      <style:paragraph-properties style:page-number="auto" style:writing-mode="lr-tb"/>
      <style:text-properties fo:font-style="normal" fo:font-weight="normal"/>
    </style:style>
    <style:style style:name="P4" style:family="paragraph" style:parent-style-name="Standard" style:list-style-name="L1">
      <style:paragraph-properties style:writing-mode="lr-tb"/>
      <style:text-properties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308779" text:style-name="L1">
        <text:list-header>
          <text:p text:style-name="P3">GERAR RPM'S</text:p>
        </text:list-header>
        <text:list-item>
          <text:p text:style-name="P4">Build das dependencias</text:p>
        </text:list-item>
      </text:list>
      <text:p text:style-name="P2"><text:tab/>cd /tmp</text:p>
      <text:p text:style-name="P2"><text:tab/># dependencias</text:p>
      <text:p text:style-name="P2"><text:tab/>svn export <text:a xlink:type="simple" xlink:href="https://srcmaster/repos/etva/trunk/centralmanagment/3-required/">https://srcmaster/repos/etva/trunk/centralmanagment/3-required/</text:a></text:p>
      <text:p text:style-name="P2"/>
      <text:p text:style-name="P2"><text:tab/>#build</text:p>
      <text:p text:style-name="P2"><text:tab/>rsync -av 3-required/ /usr/src/redhat/ <text:tab/></text:p>
      <text:p text:style-name="P2"><text:tab/>rpmbuild -ba /usr/src/redhat/SPECS/apr.spec</text:p>
      <text:p text:style-name="P2"><text:tab/>rpm -ihv /usr/src/redhat/RPMS/x86_64/apr-1.3.3-4.x86_64.rpm</text:p>
      <text:p text:style-name="P2"><text:tab/>rpm -ihv /usr/src/redhat/RPMS/i386/apr-devel-1.3.3-4.i386.rpm</text:p>
      <text:p text:style-name="P2"/>
      <text:p text:style-name="P2"><text:tab/>rpmbuild -ba /usr/src/redhat/SPECS/apr-util.spec</text:p>
      <text:p text:style-name="P2"><text:tab/>rpm -ihv /usr/src/redhat/RPMS/x86_64/apr-util-1.3.4-3.x86_64.rpm</text:p>
      <text:p text:style-name="P2"><text:tab/>rpm -ihv /usr/src/redhat/RPMS/x86_64/apr-util-devel-1.3.4-3.x86_64.rpm</text:p>
      <text:p text:style-name="P2"><text:tab/>rpm -ihv /usr/src/redhat/RPMS/x86_64/apr-util-ldap-1.3.4-3.x86_64.rpm</text:p>
      <text:p text:style-name="P2"><text:tab/>rpm -ihv /usr/src/redhat/RPMS/x86_64/apr-util-sqlite-1.3.4-3.x86_64.rpm </text:p>
      <text:p text:style-name="P2"><text:tab/></text:p>
      <text:p text:style-name="P2"><text:tab/>rpmbuild -ba /usr/src/redhat/SPECS/httpd.spec</text:p>
      <text:p text:style-name="P2"><text:tab/>rpm -ihv /usr/src/redhat/RPMS/x86_64/httpd-tools-2.2.11-8.x86_64.rpm </text:p>
      <text:p text:style-name="P2"><text:tab/>rpm -ihv /usr/src/redhat/RPMS/x86_64/httpd-2.2.11-8.x86_64.rpm</text:p>
      <text:p text:style-name="P2"><text:tab/>rpm -ihv /usr/src/redhat/RPMS/x86_64/httpd-devel-2.2.11-8.x86_64.rpm </text:p>
      <text:p text:style-name="P2"><text:tab/></text:p>
      <text:p text:style-name="P2"><text:tab/>rpmbuild -ba /usr/src/redhat/SPECS/t1lib.spec</text:p>
      <text:p text:style-name="P2"><text:tab/>rpm -ihv /usr/src/redhat/RPMS/x86_64/t1lib-5.1.1-7.x86_64.rpm</text:p>
      <text:p text:style-name="P2"><text:tab/>rpm -ihv /usr/src/redhat/RPMS/x86_64/t1lib-devel-5.1.1-7.x86_64.rpm </text:p>
      <text:p text:style-name="P2"><text:tab/></text:p>
      <text:p text:style-name="P2"><text:tab/>rpmbuild -ba /usr/src/redhat/SPECS/php.spec</text:p>
      <text:p text:style-name="P2"><text:tab/>rpm -ihv /usr/src/redhat/RPMS/x86_64/php-common-5.2.10-5.x86_64.rpm</text:p>
      <text:p text:style-name="P2"><text:tab/>rpm -ihv /usr/src/redhat/RPMS/x86_64/php-cli-5.2.10-5.x86_64.rpm</text:p>
      <text:p text:style-name="P2"><text:tab/>rpm -ihv /usr/src/redhat/RPMS/x86_64/php-5.2.10-5.x86_64.rpm</text:p>
      <text:p text:style-name="P2"><text:tab/>rpm -ihv /usr/src/redhat/RPMS/x86_64/php-devel-5.2.10-5.x86_64.rpm</text:p>
      <text:p text:style-name="P2"><text:tab/>rpm -ihv /usr/src/redhat/RPMS/x86_64/php-mbstring-5.2.10-5.x86_64.rpm</text:p>
      <text:p text:style-name="P2"><text:tab/>rpm -ihv /usr/src/redhat/RPMS/x86_64/php-tidy-5.2.10-5.x86_64.rpm</text:p>
      <text:p text:style-name="P2"><text:tab/>rpm -ihv /usr/src/redhat/RPMS/x86_64/php-pdo-5.2.10-5.x86_64.rpm</text:p>
      <text:p text:style-name="P2"><text:tab/>rpm -ihv /usr/src/redhat/RPMS/x86_64/php-sqlite-5.2.10-5.x86_64.rpm</text:p>
      <text:p text:style-name="P2"><text:tab/>rpm -ihv /usr/src/redhat/RPMS/x86_64/php-process-5.2.10-5.x86_64.rpm</text:p>
      <text:p text:style-name="P2"/>
      <text:p text:style-name="P2"><text:tab/>svn export <text:a xlink:type="simple" xlink:href="https://srcmaster/repos/etva/trunk/centralmanagment/1-symfony/">https://srcmaster/repos/etva/trunk/centralmanagment/1-symfony/</text:a></text:p>
      <text:p text:style-name="P2"><text:tab/>rsync -av 1-symfony/ /usr/src/redhat/ </text:p>
      <text:p text:style-name="P2"><text:tab/></text:p>
      <text:p text:style-name="P2"><text:tab/>rpmbuild -ba /usr/src/redhat/SPECS/php-pear.spec</text:p>
      <text:p text:style-name="P2"><text:tab/>rpm -ihv /usr/src/redhat/RPMS/noarch/php-pear-1.8.1-1.noarch.rpm</text:p>
      <text:p text:style-name="P2"/>
      <text:p text:style-name="P2"><text:tab/>rpmbuild -ba /usr/src/redhat/SPECS/php-pear-soap.spec</text:p>
      <text:p text:style-name="P2"><text:tab/>rpm -ihv /usr/src/redhat/RPMS/noarch/php-pear-soap-0.12.0-1.noarch.rpm</text:p>
      <text:p text:style-name="P2"/>
      <text:p text:style-name="P2"><text:tab/><text:bookmark-start text:name="DDE_LINK"/>rpmbuild -ba /usr/src/redhat/SPECS/php-pear-channel-symfony.spec<text:bookmark-end text:name="DDE_LINK"/> </text:p>
      <text:p text:style-name="P2"><text:tab/>rpm -ihv /usr/src/redhat/RPMS/noarch/php-pear-channel-symfony-1.0-4.2.noarch.rpm</text:p>
      <text:p text:style-name="P2"><text:soft-page-break/><text:tab/><text:tab/></text:p>
      <text:p text:style-name="P2"/>
      <text:p text:style-name="P2"><text:tab/>rpmbuild -ba /usr/src/redhat/SPECS/symfony.spec</text:p>
      <text:p text:style-name="P2"><text:tab/>rpm -ihv /usr/src/redhat/RPMS/noarch/symfony-1.4.4-1.4.noarch.rpm </text:p>
      <text:p text:style-name="P2"/>
      <text:p text:style-name="P2"/>
      <text:p text:style-name="P2"><text:tab/>svn export https://srcmaster/repos/etva/trunk/centralmanagment/2-sandbox etva-centralmanagement-0.1-beta</text:p>
      <text:p text:style-name="P2"/>
      <text:p text:style-name="P2"><text:tab/>tar -pczf etva-centralmanagement-0.1-beta.tar.gz etva-centralmanagement-0.1-beta --exclude-vcs</text:p>
      <text:p text:style-name="P2"/>
      <text:p text:style-name="P2"><text:tab/>rpmbuild -ta etva-centralmanagement-0.1-beta.tar.gz </text:p>
      <text:p text:style-name="P2"><text:s/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, 'Times New Roman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, 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Liberation Serif" style:font-size-asian="12pt" style:language-asian="zxx" style:country-asian="none" style:font-name-complex="Liberation Serif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Liberation Serif" fo:font-size="12pt" fo:language="en" fo:country="US" style:font-name-asian="DejaVu LGC Sans" style:language-asian="zxx" style:country-asian="none" style:font-name-complex="Liberation Seri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Liberation Serif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6-17T10:25:36</dc:date>
    <meta:editing-cycles>52</meta:editing-cycles>
    <meta:editing-duration>PT38H57M39S</meta:editing-duration>
    <meta:document-statistic meta:table-count="0" meta:image-count="0" meta:object-count="0" meta:page-count="2" meta:paragraph-count="51" meta:word-count="137" meta:character-count="2618"/>
    <meta:user-defined meta:name="Info 1"/>
    <meta:user-defined meta:name="Info 2"/>
    <meta:user-defined meta:name="Info 3"/>
    <meta:user-defined meta:name="Info 4"/>
  </office:meta>
</office:document-meta>
</file>